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0ced43" officeooo:paragraph-rsid="000ced43"/>
    </style:style>
    <style:style style:name="P2" style:family="paragraph" style:parent-style-name="Standard">
      <style:paragraph-properties fo:text-align="center" style:justify-single-word="false"/>
      <style:text-properties officeooo:rsid="000ced43" officeooo:paragraph-rsid="000ced43"/>
    </style:style>
    <style:style style:name="P3" style:family="paragraph" style:parent-style-name="Standard">
      <style:text-properties officeooo:rsid="000ced43" officeooo:paragraph-rsid="000d26ae"/>
    </style:style>
    <style:style style:name="P4" style:family="paragraph" style:parent-style-name="Standard">
      <style:text-properties officeooo:rsid="000d26ae" officeooo:paragraph-rsid="000d26ae"/>
    </style:style>
    <style:style style:name="P5" style:family="paragraph" style:parent-style-name="Standard">
      <style:text-properties officeooo:rsid="000ebb23" officeooo:paragraph-rsid="000ebb23"/>
    </style:style>
    <style:style style:name="P6" style:family="paragraph" style:parent-style-name="Standard">
      <style:text-properties officeooo:rsid="00102d6e" officeooo:paragraph-rsid="00102d6e"/>
    </style:style>
    <style:style style:name="P7" style:family="paragraph" style:parent-style-name="Standard">
      <style:text-properties fo:font-style="italic" officeooo:rsid="00102d6e" officeooo:paragraph-rsid="00102d6e" style:font-style-asian="italic" style:font-style-complex="italic"/>
    </style:style>
    <style:style style:name="P8" style:family="paragraph" style:parent-style-name="Standard">
      <style:text-properties officeooo:rsid="0010bb0e" officeooo:paragraph-rsid="0010bb0e"/>
    </style:style>
    <style:style style:name="P9" style:family="paragraph" style:parent-style-name="Standard">
      <style:text-properties officeooo:rsid="0012b12f" officeooo:paragraph-rsid="0012b12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position="sub 58%"/>
    </style:style>
    <style:style style:name="T3" style:family="text">
      <style:text-properties officeooo:rsid="000d26ae"/>
    </style:style>
    <style:style style:name="T4" style:family="text">
      <style:text-properties officeooo:rsid="000ebb23"/>
    </style:style>
    <style:style style:name="T5" style:family="text">
      <style:text-properties officeooo:rsid="0010bb0e"/>
    </style:style>
    <style:style style:name="T6" style:family="text">
      <style:text-properties fo:font-size="8pt" style:font-size-asian="8pt" style:font-size-complex="8pt"/>
    </style:style>
    <style:style style:name="T7" style:family="text">
      <style:text-properties style:text-position="super 58%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Variables in MX Dependent Types</text:p>
      <text:p text:style-name="P2">by Sven Nilsen, 2019</text:p>
      <text:p text:style-name="P1"/>
      <text:p text:style-name="P7">In this paper I go into depth about variables in MX grammar of dependent typed languages.</text:p>
      <text:p text:style-name="P1"/>
      <text:p text:style-name="P1">A variable/value in MX grammar<text:span text:style-name="T7"><text:reference-ref text:reference-format="text" text:ref-name="1">[1]</text:reference-ref></text:span> for dependent types<text:span text:style-name="T7"><text:reference-ref text:reference-format="text" text:ref-name="2">[2]</text:reference-ref></text:span> uses the following BNF<text:span text:style-name="T7"><text:reference-ref text:reference-format="text" text:ref-name="3">[3]</text:reference-ref></text:span>:</text:p>
      <text:p text:style-name="P1"/>
      <text:p text:style-name="P1"><text:tab/>v ::= <text:span text:style-name="T1">s</text:span> <text:s/>| <text:s/>x</text:p>
      <text:p text:style-name="P1"/>
      <text:p text:style-name="P1">Here, `<text:span text:style-name="T1">s</text:span>` means a symbol or extended grammar, and `x` means a term.</text:p>
      <text:p text:style-name="P1"/>
      <text:p text:style-name="P1">A term can be a `type<text:span text:style-name="T2">nat</text:span>`, a lambda or application:<text:line-break/></text:p>
      <text:p text:style-name="P1"><text:tab/>x ::= type<text:span text:style-name="T2">nat</text:span> <text:s/>| <text:s/>\(m) = mx <text:s/>| <text:s/>mx(mx)</text:p>
      <text:p text:style-name="P1"/>
      <text:p text:style-name="P1">A membership associates a variable/value with another:</text:p>
      <text:p text:style-name="P1"/>
      <text:p text:style-name="P1"><text:tab/>m ::= v : v</text:p>
      <text:p text:style-name="P1"/>
      <text:p text:style-name="P1">It is not possible to reduce the computational value of a term into a membership:</text:p>
      <text:p text:style-name="P1"/>
      <text:p text:style-name="P1"><text:tab/>x =¬&gt; m</text:p>
      <text:p text:style-name="P1"/>
      <text:p text:style-name="P1">Therefore, a variable/value <text:span text:style-name="T3">can not be reduced into a membership:</text:span></text:p>
      <text:p text:style-name="P1"/>
      <text:p text:style-name="P3"><text:tab/><text:span text:style-name="T3">v =</text:span>¬&gt; <text:span text:style-name="T3">m</text:span></text:p>
      <text:p text:style-name="P3"/>
      <text:p text:style-name="P4"><text:span text:style-name="T5">I</text:span>f `a` has a type that is computed from <text:span text:style-name="T5">the context by application</text:span>:</text:p>
      <text:p text:style-name="P4"/>
      <text:p text:style-name="P4"><text:tab/>a : f(b)</text:p>
      <text:p text:style-name="P4"/>
      <text:p text:style-name="P4">If `f(b)` is a symbol, then `a` is simply typed or the type is defined from context.</text:p>
      <text:p text:style-name="P4">If `f(b)` is `type<text:span text:style-name="T2">0</text:span>`, then `a` is a “normal” type (e.g. `false : bool`) or nested type (e.g. `foo : true`).</text:p>
      <text:p text:style-name="P4">If `f(b)` is `type<text:span text:style-name="T2">n+1</text:span>`, then `a` is `type<text:span text:style-name="T2">n</text:span>` or some variable/value `a : type<text:span text:style-name="T2">n</text:span>`.</text:p>
      <text:p text:style-name="P4">If `f(b)` is a lambda, then `a` is <text:span text:style-name="T4">a </text:span>lambda definition.</text:p>
      <text:p text:style-name="P5">If `f(b)` is an application, then `f` is partially evaluated with a higher order `b`<text:span text:style-name="T7"><text:reference-ref text:reference-format="text" text:ref-name="4">[4]</text:reference-ref></text:span>.</text:p>
      <text:p text:style-name="P5"/>
      <text:p text:style-name="P5">A dependent language might not distinguish between symbols of “variables” and “values”.</text:p>
      <text:p text:style-name="P6"/>
      <text:p text:style-name="P6"><text:tab/>proven a member <text:span text:style-name="T5">of </text:span>a type by definition<text:tab/>&lt;=&gt;<text:tab/><text:span text:style-name="T5">value</text:span></text:p>
      <text:p text:style-name="P6"><text:tab/>lambda parameter<text:tab/><text:tab/><text:tab/><text:tab/>=&gt;<text:tab/>variable</text:p>
      <text:p text:style-name="P6"><text:tab/><text:span text:style-name="T5">proven a variable of a type by definition<text:tab/>=&gt;<text:tab/>variable</text:span></text:p>
      <text:p text:style-name="P6"/>
      <text:p text:style-name="P8">If a language does not distinguishes between variables and values, then:</text:p>
      <text:p text:style-name="P8"/>
      <text:p text:style-name="P8"><text:tab/>proven a member of a type by definition<text:tab/>&lt;=&gt;<text:tab/>proven a variable of a type by definition</text:p>
      <text:h text:style-name="Heading_20_3" text:outline-level="3"><text:soft-page-break/>References:</text:h>
      <text:p text:style-name="P8"/>
      <text:p text:style-name="P8"><text:reference-mark-start text:name="1"/>[1]<text:reference-mark-end text:name="1"/><text:tab/>“MX Grammar for Dependent Types”</text:p>
      <text:p text:style-name="P8"><text:tab/>Sven Nilsen, 2019</text:p>
      <text:p text:style-name="P8"><text:tab/><text:a xlink:type="simple" xlink:href="https://github.com/advancedresearch/path_semantics/blob/master/papers-wip/mx-grammar-for-dependent-types.pdf" text:style-name="Internet_20_link" text:visited-style-name="Visited_20_Internet_20_Link"><text:span text:style-name="T6">https://github.com/advancedresearch/path_semantics/blob/master/papers-wip/mx-grammar-for-dependent-types.pdf</text:span></text:a></text:p>
      <text:p text:style-name="P8"/>
      <text:p text:style-name="P8"><text:reference-mark-start text:name="2"/>[2]<text:reference-mark-end text:name="2"/><text:tab/>“Dependent type”</text:p>
      <text:p text:style-name="P8"><text:tab/>Wikipedia</text:p>
      <text:p text:style-name="P8"><text:tab/><text:a xlink:type="simple" xlink:href="https://en.wikipedia.org/wiki/Dependent_type" text:style-name="Internet_20_link" text:visited-style-name="Visited_20_Internet_20_Link"><text:span text:style-name="T6">https://en.wikipedia.org/wiki/Dependent_type</text:span></text:a></text:p>
      <text:p text:style-name="P8"/>
      <text:p text:style-name="P8"><text:reference-mark-start text:name="3"/>[3]<text:reference-mark-end text:name="3"/><text:tab/>“Backus-Naur form”</text:p>
      <text:p text:style-name="P8"><text:tab/>Wikipedia</text:p>
      <text:p text:style-name="P8"><text:tab/><text:a xlink:type="simple" xlink:href="https://en.wikipedia.org/wiki/Backus–Naur_form" text:style-name="Internet_20_link" text:visited-style-name="Visited_20_Internet_20_Link"><text:span text:style-name="T6">https://en.wikipedia.org/wiki/Backus%E2%80%93Naur_form</text:span></text:a></text:p>
      <text:p text:style-name="P8"/>
      <text:p text:style-name="P9"><text:reference-mark-start text:name="4"/>[4]<text:reference-mark-end text:name="4"/><text:tab/>“Higher Order Operator Overloading and Partial Evaluation”</text:p>
      <text:p text:style-name="P9"><text:tab/>Sven Nilsen, 2019</text:p>
      <text:p text:style-name="P9"><text:tab/><text:a xlink:type="simple" xlink:href="https://github.com/advancedresearch/path_semantics/blob/master/papers-wip/higher-order-operator-overloading-and-partial-evaluation.pdf" text:style-name="Internet_20_link" text:visited-style-name="Visited_20_Internet_20_Link"><text:span text:style-name="T6">https://github.com/advancedresearch/path_semantics/blob/master/papers-wip/higher-order-operator-overloading-and-partial-evaluation.pdf</text:span></text:a>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09T12:25:21.621563000</meta:creation-date>
    <dc:date>2019-08-09T13:20:15.984165000</dc:date>
    <meta:editing-duration>PT1M41S</meta:editing-duration>
    <meta:editing-cycles>1</meta:editing-cycles>
    <meta:document-statistic meta:table-count="0" meta:image-count="0" meta:object-count="0" meta:page-count="2" meta:paragraph-count="40" meta:word-count="308" meta:character-count="2044" meta:non-whitespace-character-count="1748"/>
    <meta:generator>LibreOffice/5.1.2.2$MacOSX_X86_64 LibreOffice_project/d3bf12ecb743fc0d20e0be0c58ca359301eb705f</meta:generator>
  </office:meta>
</office:document-meta>
</file>